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g 5, 2016</presentation:footer-decl>
      <presentation:date-time-decl presentation:name="dtd1" presentation:source="current-date" style:data-style-name="D5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Ideas de Proyecto</text:span></text:p>
          </draw:text-box>
        </draw:frame>
        <draw:frame presentation:style-name="pr2" draw:layer="layout" svg:width="25.146cm" svg:height="11.938cm" svg:x="1.524cm" svg:y="6.858cm" presentation:class="outline" presentation:user-transformed="true">
          <draw:text-box>
            <text:list text:style-name="L2">
              <text:list-item>
                <text:p>Recapitulación del por qué</text:p>
              </text:list-item>
              <text:list-item>
                <text:p>Aplicación del test de Kolb para organizar los grupos</text:p>
              </text:list-item>
              <text:list-item>
                <text:p>Escojencia de una idea de proyecto</text:p>
                <text:list>
                  <text:list-item>
                    <text:p>¿Qué problema soluciona?</text:p>
                  </text:list-item>
                  <text:list-item>
                    <text:p>¿Qué espera obtener?</text:p>
                  </text:list-item>
                </text:list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Resumen</text:span></text:p>
          </draw:text-box>
        </draw:frame>
        <draw:frame presentation:style-name="pr2" draw:layer="layout" svg:width="24.892cm" svg:height="14.224cm" svg:x="1.524cm" svg:y="5.08cm" presentation:class="outline" presentation:placeholder="true" presentation:user-transformed="true">
          <draw:text-box/>
        </draw:frame>
        <presentation:notes draw:style-name="dp2" presentation:use-footer-name="ftr1" presentation:use-date-time-name="dtd1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CO" style:font-size-asian="14pt" style:language-asian="es" style:country-asian="CO" style:font-size-complex="14pt" style:language-complex="es" style:country-complex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 presentation:use-date-time-name="dtd1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8-15T11:45:09.597358573</dc:date>
    <meta:editing-duration>PT3H39M6S</meta:editing-duration>
    <meta:editing-cycles>35</meta:editing-cycles>
    <meta:generator>LibreOffice/5.1.5.2$Linux_X86_64 LibreOffice_project/10m0$Build-2</meta:generator>
    <meta:document-statistic meta:object-count="29"/>
  </office:meta>
</office:document-meta>
</file>